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pacing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Fret</text:p>
          </table:table-cell>
          <table:table-cell table:style-name="ce1" office:value-type="string">
            <text:p>Spacing(m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.24432337242">
            <text:p>32.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3263900771999">
            <text:p>31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.4345885610401">
            <text:p>30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.56817490291">
            <text:p>29.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.7264263598">
            <text:p>28.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.90864076374">
            <text:p>27.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.114135936156">
            <text:p>27.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.342249118755">
            <text:p>26.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92336420696">
            <text:p>25.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.863772281456">
            <text:p>24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.1559489490029">
            <text:p>24.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.4682759728331">
            <text:p>23.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.8001797114149">
            <text:p>22.8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.151102853682">
            <text:p>22.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.5205039541311">
            <text:p>21.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90785698116">
            <text:p>20.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.312650878269">
            <text:p>20.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73438913774">
            <text:p>19.7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172589386469">
            <text:p>19.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6267829835781">
            <text:p>18.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0965146294819">
            <text:p>18.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.581341986095">
            <text:p>17.5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.080835307837">
            <text:p>17.08</text:p>
          </table:table-cell>
        </table:table-row>
        <table:table-row table:style-name="ro1">
          <table:table-cell table:style-name="ce1" office:value-type="string">
            <text:p>Sum:</text:p>
          </table:table-cell>
          <table:table-cell table:formula="of:=SUM([.B2:.B24])" office:value-type="float" office:value="549.730010525867">
            <text:p>549.73</text:p>
          </table:table-cell>
        </table:table-row>
        <table:table-row table:style-name="ro1">
          <table:table-cell table:style-name="ce1" office:value-type="string">
            <text:p>Average:</text:p>
          </table:table-cell>
          <table:table-cell table:formula="of:=[.B25]/[.A24]" office:value-type="float" office:value="23.9013048054725">
            <text:p>23.90</text:p>
          </table:table-cell>
        </table:table-row>
      </table:table>
      <table:table table:name="Making of Spacing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Formula Applied</text:p>
          </table:table-cell>
          <table:table-cell table:style-name="ce1" office:value-type="string">
            <text:p>Revers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Fret #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Filtered Fret Spacings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2^(([.A2])/24)*150" office:value-type="float" office:value="150">
            <text:p>150</text:p>
          </table:table-cell>
          <table:table-cell office:value-type="float" office:value="5085.42285292462">
            <text:p>5085.42</text:p>
          </table:table-cell>
          <table:table-cell table:formula="of:=[.C2]-[.C3]" office:value-type="float" office:value="144.77211703586">
            <text:p>144.7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2^(([.A3])/24)*150" office:value-type="float" office:value="154.395335496524">
            <text:p>154.40</text:p>
          </table:table-cell>
          <table:table-cell office:value-type="float" office:value="4940.65073588876">
            <text:p>4940.65</text:p>
          </table:table-cell>
          <table:table-cell table:formula="of:=[.C3]-[.C4]" office:value-type="float" office:value="140.65073588876">
            <text:p>140.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2^(([.A4])/24)*150" office:value-type="float" office:value="158.919464153894">
            <text:p>158.92</text:p>
          </table:table-cell>
          <table:table-cell office:value-type="float" office:value="4800">
            <text:p>4800</text:p>
          </table:table-cell>
          <table:table-cell table:formula="of:=[.C4]-[.C5]" office:value-type="float" office:value="136.64668246269">
            <text:p>136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2^(([.A5])/24)*150" office:value-type="float" office:value="163.576159899789">
            <text:p>163.58</text:p>
          </table:table-cell>
          <table:table-cell office:value-type="float" office:value="4663.35331753731">
            <text:p>4663.35</text:p>
          </table:table-cell>
          <table:table-cell table:formula="of:=[.C5]-[.C6]" office:value-type="float" office:value="132.75661666518">
            <text:p>132.7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2^(([.A6])/24)*150" office:value-type="float" office:value="168.369307246406">
            <text:p>168.37</text:p>
          </table:table-cell>
          <table:table-cell office:value-type="float" office:value="4530.59670087213">
            <text:p>4530.60</text:p>
          </table:table-cell>
          <table:table-cell table:formula="of:=[.C6]-[.C7]" office:value-type="float" office:value="128.97729348971">
            <text:p>128.9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2^(([.A7])/24)*150" office:value-type="float" office:value="173.302904530841">
            <text:p>173.30</text:p>
          </table:table-cell>
          <table:table-cell office:value-type="float" office:value="4401.61940738242">
            <text:p>4401.62</text:p>
          </table:table-cell>
          <table:table-cell table:formula="of:=[.C7]-[.C8]" office:value-type="float" office:value="125.30556030879">
            <text:p>125.3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2^(([.A8])/24)*150" office:value-type="float" office:value="178.381067250408">
            <text:p>178.38</text:p>
          </table:table-cell>
          <table:table-cell office:value-type="float" office:value="4276.31384707363">
            <text:p>4276.31</text:p>
          </table:table-cell>
          <table:table-cell table:formula="of:=[.C8]-[.C9]" office:value-type="float" office:value="121.73835424414">
            <text:p>121.7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2^(([.A9])/24)*150" office:value-type="float" office:value="183.608031495698">
            <text:p>183.61</text:p>
          </table:table-cell>
          <table:table-cell office:value-type="float" office:value="4154.57549282949">
            <text:p>4154.58</text:p>
          </table:table-cell>
          <table:table-cell table:formula="of:=[.C9]-[.C10]" office:value-type="float" office:value="118.27269961166">
            <text:p>11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2^(([.A10])/24)*150" office:value-type="float" office:value="188.988157484231">
            <text:p>188.99</text:p>
          </table:table-cell>
          <table:table-cell office:value-type="float" office:value="4036.30279321783">
            <text:p>4036.30</text:p>
          </table:table-cell>
          <table:table-cell table:formula="of:=[.C10]-[.C11]" office:value-type="float" office:value="114.90570543919">
            <text:p>114.9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2^(([.A11])/24)*150" office:value-type="float" office:value="194.525933197651">
            <text:p>194.53</text:p>
          </table:table-cell>
          <table:table-cell office:value-type="float" office:value="3921.39708777864">
            <text:p>3921.40</text:p>
          </table:table-cell>
          <table:table-cell table:formula="of:=[.C11]-[.C12]" office:value-type="float" office:value="111.63456305496">
            <text:p>111.6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2^(([.A12])/24)*150" office:value-type="float" office:value="200.225978125505">
            <text:p>200.23</text:p>
          </table:table-cell>
          <table:table-cell office:value-type="float" office:value="3809.76252472368">
            <text:p>3809.76</text:p>
          </table:table-cell>
          <table:table-cell table:formula="of:=[.C12]-[.C13]" office:value-type="float" office:value="108.45654374462">
            <text:p>108.4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2^(([.A13])/24)*150" office:value-type="float" office:value="206.093047118713">
            <text:p>206.09</text:p>
          </table:table-cell>
          <table:table-cell office:value-type="float" office:value="3701.30598097906">
            <text:p>3701.31</text:p>
          </table:table-cell>
          <table:table-cell table:formula="of:=[.C13]-[.C14]" office:value-type="float" office:value="105.36899647502">
            <text:p>105.3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2^(([.A14])/24)*150" office:value-type="float" office:value="212.132034355964">
            <text:p>212.13</text:p>
          </table:table-cell>
          <table:table-cell office:value-type="float" office:value="3595.93698450404">
            <text:p>3595.94</text:p>
          </table:table-cell>
          <table:table-cell table:formula="of:=[.C14]-[.C15]" office:value-type="float" office:value="102.36934568279">
            <text:p>102.3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2^(([.A15])/24)*150" office:value-type="float" office:value="218.347977426328">
            <text:p>218.35</text:p>
          </table:table-cell>
          <table:table-cell office:value-type="float" office:value="3493.56763882125">
            <text:p>3493.57</text:p>
          </table:table-cell>
          <table:table-cell table:formula="of:=[.C15]-[.C16]" office:value-type="float" office:value="99.45508912582">
            <text:p>99.4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2^(([.A16])/24)*150" office:value-type="float" office:value="224.746061531502">
            <text:p>224.75</text:p>
          </table:table-cell>
          <table:table-cell office:value-type="float" office:value="3394.11254969543">
            <text:p>3394.11</text:p>
          </table:table-cell>
          <table:table-cell table:formula="of:=[.C16]-[.C17]" office:value-type="float" office:value="96.6237957960202">
            <text:p>96.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2^(([.A17])/24)*150" office:value-type="float" office:value="231.331623811191">
            <text:p>231.33</text:p>
          </table:table-cell>
          <table:table-cell office:value-type="float" office:value="3297.48875389941">
            <text:p>3297.49</text:p>
          </table:table-cell>
          <table:table-cell table:formula="of:=[.C17]-[.C18]" office:value-type="float" office:value="93.8731038913297">
            <text:p>93.8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2^(([.A18])/24)*150" office:value-type="float" office:value="238.11015779523">
            <text:p>238.11</text:p>
          </table:table-cell>
          <table:table-cell office:value-type="float" office:value="3203.61565000808">
            <text:p>3203.62</text:p>
          </table:table-cell>
          <table:table-cell table:formula="of:=[.C18]-[.C19]" office:value-type="float" office:value="91.2007188456601">
            <text:p>91.2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2^(([.A19])/24)*150" office:value-type="float" office:value="245.087317986165">
            <text:p>245.09</text:p>
          </table:table-cell>
          <table:table-cell office:value-type="float" office:value="3112.41493116242">
            <text:p>3112.41</text:p>
          </table:table-cell>
          <table:table-cell table:formula="of:=[.C19]-[.C20]" office:value-type="float" office:value="88.6044114147203">
            <text:p>88.6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2^(([.A20])/24)*150" office:value-type="float" office:value="252.268924576114">
            <text:p>252.27</text:p>
          </table:table-cell>
          <table:table-cell office:value-type="float" office:value="3023.8105197477">
            <text:p>3023.81</text:p>
          </table:table-cell>
          <table:table-cell table:formula="of:=[.C20]-[.C21]" office:value-type="float" office:value="86.0820158165297">
            <text:p>86.0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2^(([.A21])/24)*150" office:value-type="float" office:value="259.660968301843">
            <text:p>259.66</text:p>
          </table:table-cell>
          <table:table-cell office:value-type="float" office:value="2937.72850393117">
            <text:p>2937.73</text:p>
          </table:table-cell>
          <table:table-cell table:formula="of:=[.C21]-[.C22]" office:value-type="float" office:value="83.6314279246399">
            <text:p>83.6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2^(([.A22])/24)*150" office:value-type="float" office:value="267.269615442102">
            <text:p>267.27</text:p>
          </table:table-cell>
          <table:table-cell office:value-type="float" office:value="2854.09707600653">
            <text:p>2854.10</text:p>
          </table:table-cell>
          <table:table-cell table:formula="of:=[.C22]-[.C23]" office:value-type="float" office:value="81.25060351308">
            <text:p>81.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2^(([.A23])/24)*150" office:value-type="float" office:value="275.101212961401">
            <text:p>275.10</text:p>
          </table:table-cell>
          <table:table-cell office:value-type="float" office:value="2772.84647249345">
            <text:p>2772.85</text:p>
          </table:table-cell>
          <table:table-cell table:formula="of:=[.C23]-[.C24]" office:value-type="float" office:value="78.9375565509504">
            <text:p>78.9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2^(([.A24])/24)*150" office:value-type="float" office:value="283.162293804508">
            <text:p>283.16</text:p>
          </table:table-cell>
          <table:table-cell office:value-type="float" office:value="2693.9089159425">
            <text:p>2693.91</text:p>
          </table:table-cell>
          <table:table-cell table:formula="of:=[.C24]-[.C25]" office:value-type="float" office:value="76.6903575458796">
            <text:p>76.69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2^(([.A25])/24)*150" office:value-type="float" office:value="291.459582346082">
            <text:p>291.46</text:p>
          </table:table-cell>
          <table:table-cell office:value-type="float" office:value="2617.21855839662">
            <text:p>2617.22</text:p>
          </table:table-cell>
          <table:table-cell table:formula="of:=[.C25]-[.C26]" office:value-type="float" office:value="74.5071319343101">
            <text:p>74.5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2^(([.A26])/24)*150" office:value-type="float" office:value="300">
            <text:p>300</text:p>
          </table:table-cell>
          <table:table-cell office:value-type="float" office:value="2542.71142646231">
            <text:p>2542.71</text:p>
          </table:table-cell>
          <table:table-cell table:formula="of:=[.C26]-[.C27]" office:value-type="float" office:value="72.38605851793">
            <text:p>72.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2^(([.A27])/24)*150" office:value-type="float" office:value="308.790670993048">
            <text:p>308.79</text:p>
          </table:table-cell>
          <table:table-cell office:value-type="float" office:value="2470.32536794438">
            <text:p>2470.33</text:p>
          </table:table-cell>
          <table:table-cell table:formula="of:=[.C27]-[.C28]" office:value-type="float" office:value="70.3253679443801">
            <text:p>70.3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2^(([.A28])/24)*150" office:value-type="float" office:value="317.838928307789">
            <text:p>317.84</text:p>
          </table:table-cell>
          <table:table-cell office:value-type="float" office:value="2400">
            <text:p>2400</text:p>
          </table:table-cell>
          <table:table-cell table:formula="of:=[.C28]-[.C29]" office:value-type="float" office:value="68.3233412313498">
            <text:p>68.3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2^(([.A29])/24)*150" office:value-type="float" office:value="327.152319799577">
            <text:p>327.15</text:p>
          </table:table-cell>
          <table:table-cell office:value-type="float" office:value="2331.67665876865">
            <text:p>2331.68</text:p>
          </table:table-cell>
          <table:table-cell table:formula="of:=[.C29]-[.C30]" office:value-type="float" office:value="66.3783083325902">
            <text:p>66.3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2^(([.A30])/24)*150" office:value-type="float" office:value="336.738614492812">
            <text:p>336.74</text:p>
          </table:table-cell>
          <table:table-cell office:value-type="float" office:value="2265.29835043606">
            <text:p>2265.30</text:p>
          </table:table-cell>
          <table:table-cell table:formula="of:=[.C30]-[.C31]" office:value-type="float" office:value="64.48864674485">
            <text:p>64.4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2^(([.A31])/24)*150" office:value-type="float" office:value="346.605809061682">
            <text:p>346.61</text:p>
          </table:table-cell>
          <table:table-cell office:value-type="float" office:value="2200.80970369121">
            <text:p>2200.81</text:p>
          </table:table-cell>
          <table:table-cell table:formula="of:=[.C31]-[.C32]" office:value-type="float" office:value="62.6527801543998">
            <text:p>62.6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2^(([.A32])/24)*150" office:value-type="float" office:value="356.762134500816">
            <text:p>356.76</text:p>
          </table:table-cell>
          <table:table-cell office:value-type="float" office:value="2138.15692353681">
            <text:p>2138.16</text:p>
          </table:table-cell>
          <table:table-cell table:formula="of:=[.C32]-[.C33]" office:value-type="float" office:value="60.8691771220701">
            <text:p>60.87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2^(([.A33])/24)*150" office:value-type="float" office:value="367.216062991397">
            <text:p>367.22</text:p>
          </table:table-cell>
          <table:table-cell office:value-type="float" office:value="2077.28774641474">
            <text:p>2077.29</text:p>
          </table:table-cell>
          <table:table-cell table:formula="of:=[.C33]-[.C34]" office:value-type="float" office:value="59.1363498058299">
            <text:p>59.1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2^(([.A34])/24)*150" office:value-type="float" office:value="377.976314968462">
            <text:p>377.98</text:p>
          </table:table-cell>
          <table:table-cell office:value-type="float" office:value="2018.15139660891">
            <text:p>2018.15</text:p>
          </table:table-cell>
          <table:table-cell table:formula="of:=[.C34]-[.C35]" office:value-type="float" office:value="57.4528527195901">
            <text:p>57.4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2^(([.A35])/24)*150" office:value-type="float" office:value="389.051866395303">
            <text:p>389.05</text:p>
          </table:table-cell>
          <table:table-cell office:value-type="float" office:value="1960.69854388932">
            <text:p>1960.70</text:p>
          </table:table-cell>
          <table:table-cell table:formula="of:=[.C35]-[.C36]" office:value-type="float" office:value="55.81728152748">
            <text:p>55.8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2^(([.A36])/24)*150" office:value-type="float" office:value="412.186094237427">
            <text:p>412.19</text:p>
          </table:table-cell>
          <table:table-cell office:value-type="float" office:value="1904.88126236184">
            <text:p>1904.88</text:p>
          </table:table-cell>
          <table:table-cell table:formula="of:=[.C36]-[.C37]" office:value-type="float" office:value="54.22827187231">
            <text:p>54.2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2^(([.A37])/24)*150" office:value-type="float" office:value="424.264068711929">
            <text:p>424.26</text:p>
          </table:table-cell>
          <table:table-cell office:value-type="float" office:value="1850.65299048953">
            <text:p>1850.65</text:p>
          </table:table-cell>
          <table:table-cell table:formula="of:=[.C37]-[.C38]" office:value-type="float" office:value="52.6844982375101">
            <text:p>52.6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2^(([.A38])/24)*150" office:value-type="float" office:value="436.695954852656">
            <text:p>436.70</text:p>
          </table:table-cell>
          <table:table-cell office:value-type="float" office:value="1797.96849225202">
            <text:p>1797.97</text:p>
          </table:table-cell>
          <table:table-cell table:formula="of:=[.C38]-[.C39]" office:value-type="float" office:value="51.1846728414">
            <text:p>51.18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2^(([.A39])/24)*150" office:value-type="float" office:value="449.492123063004">
            <text:p>449.49</text:p>
          </table:table-cell>
          <table:table-cell office:value-type="float" office:value="1746.78381941062">
            <text:p>1746.78</text:p>
          </table:table-cell>
          <table:table-cell table:formula="of:=[.C39]-[.C40]" office:value-type="float" office:value="49.72754456291">
            <text:p>49.7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2^(([.A40])/24)*150" office:value-type="float" office:value="462.663247622382">
            <text:p>462.66</text:p>
          </table:table-cell>
          <table:table-cell office:value-type="float" office:value="1697.05627484771">
            <text:p>1697.06</text:p>
          </table:table-cell>
          <table:table-cell table:formula="of:=[.C40]-[.C41]" office:value-type="float" office:value="48.3118978980001">
            <text:p>48.3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2^(([.A41])/24)*150" office:value-type="float" office:value="476.22031559046">
            <text:p>476.22</text:p>
          </table:table-cell>
          <table:table-cell office:value-type="float" office:value="1648.74437694971">
            <text:p>1648.74</text:p>
          </table:table-cell>
          <table:table-cell table:formula="of:=[.C41]-[.C42]" office:value-type="float" office:value="46.9365519456699">
            <text:p>46.94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2^(([.A42])/24)*150" office:value-type="float" office:value="490.17463597233">
            <text:p>490.17</text:p>
          </table:table-cell>
          <table:table-cell office:value-type="float" office:value="1601.80782500404">
            <text:p>1601.81</text:p>
          </table:table-cell>
          <table:table-cell table:formula="of:=[.C42]-[.C43]" office:value-type="float" office:value="45.60035942283">
            <text:p>45.60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2^(([.A43])/24)*150" office:value-type="float" office:value="504.537849152229">
            <text:p>504.54</text:p>
          </table:table-cell>
          <table:table-cell office:value-type="float" office:value="1556.20746558121">
            <text:p>1556.21</text:p>
          </table:table-cell>
          <table:table-cell table:formula="of:=[.C43]-[.C44]" office:value-type="float" office:value="44.3022057073601">
            <text:p>44.3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2^(([.A44])/24)*150" office:value-type="float" office:value="519.321936603686">
            <text:p>519.32</text:p>
          </table:table-cell>
          <table:table-cell office:value-type="float" office:value="1511.90525987385">
            <text:p>1511.91</text:p>
          </table:table-cell>
          <table:table-cell table:formula="of:=[.C44]-[.C45]" office:value-type="float" office:value="43.0410079082599">
            <text:p>43.0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2^(([.A45])/24)*150" office:value-type="float" office:value="534.539230884204">
            <text:p>534.54</text:p>
          </table:table-cell>
          <table:table-cell office:value-type="float" office:value="1468.86425196559">
            <text:p>1468.86</text:p>
          </table:table-cell>
          <table:table-cell table:formula="of:=[.C45]-[.C46]" office:value-type="float" office:value="41.8157139623199">
            <text:p>41.8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2^(([.A46])/24)*150" office:value-type="float" office:value="550.202425922803">
            <text:p>550.20</text:p>
          </table:table-cell>
          <table:table-cell office:value-type="float" office:value="1427.04853800327">
            <text:p>1427.05</text:p>
          </table:table-cell>
          <table:table-cell table:formula="of:=[.C46]-[.C47]" office:value-type="float" office:value="40.62530175654">
            <text:p>40.6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2^(([.A47])/24)*150" office:value-type="float" office:value="566.324587609016">
            <text:p>566.32</text:p>
          </table:table-cell>
          <table:table-cell office:value-type="float" office:value="1386.42323624673">
            <text:p>1386.42</text:p>
          </table:table-cell>
          <table:table-cell table:formula="of:=[.C47]-[.C48]" office:value-type="float" office:value="39.4687782754802">
            <text:p>39.4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2^(([.A48])/24)*150" office:value-type="float" office:value="582.919164692163">
            <text:p>582.92</text:p>
          </table:table-cell>
          <table:table-cell office:value-type="float" office:value="1346.95445797125">
            <text:p>1346.95</text:p>
          </table:table-cell>
          <table:table-cell table:formula="of:=[.C48]-[.C49]" office:value-type="float" office:value="38.3451787729398">
            <text:p>38.3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2^(([.A49])/24)*150" office:value-type="float" office:value="600">
            <text:p>600</text:p>
          </table:table-cell>
          <table:table-cell office:value-type="float" office:value="1308.60927919831">
            <text:p>1308.61</text:p>
          </table:table-cell>
          <table:table-cell table:formula="of:=[.C49]-[.C50]" office:value-type="float" office:value="37.2535659671601">
            <text:p>3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2^(([.A50])/24)*150" office:value-type="float" office:value="617.581341986095">
            <text:p>617.58</text:p>
          </table:table-cell>
          <table:table-cell office:value-type="float" office:value="1271.35571323115">
            <text:p>1271.36</text:p>
          </table:table-cell>
          <table:table-cell table:formula="of:=[.C50]-[.C51]" office:value-type="float" office:value="36.19302925896">
            <text:p>36.1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2^(([.A51])/24)*150" office:value-type="float" office:value="635.677856615577">
            <text:p>635.68</text:p>
          </table:table-cell>
          <table:table-cell office:value-type="float" office:value="1235.16268397219">
            <text:p>1235.16</text:p>
          </table:table-cell>
          <table:table-cell table:formula="of:=[.C51]-[.C52]" office:value-type="float" office:value="35.1626839721901">
            <text:p>35.1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2^(([.A52])/24)*150" office:value-type="float" office:value="654.304639599155">
            <text:p>654.30</text:p>
          </table:table-cell>
          <table:table-cell office:value-type="float" office:value="1200">
            <text:p>1200</text:p>
          </table:table-cell>
          <table:table-cell table:formula="of:=[.C52]-[.C53]" office:value-type="float" office:value="34.1616706156699">
            <text:p>34.16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2^(([.A53])/24)*150" office:value-type="float" office:value="673.477228985624">
            <text:p>673.48</text:p>
          </table:table-cell>
          <table:table-cell office:value-type="float" office:value="1165.83832938433">
            <text:p>1165.84</text:p>
          </table:table-cell>
          <table:table-cell table:formula="of:=[.C53]-[.C54]" office:value-type="float" office:value="33.1891541663001">
            <text:p>33.1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2^(([.A54])/24)*150" office:value-type="float" office:value="693.211618123364">
            <text:p>693.21</text:p>
          </table:table-cell>
          <table:table-cell office:value-type="float" office:value="1132.64917521803">
            <text:p>1132.65</text:p>
          </table:table-cell>
          <table:table-cell table:formula="of:=[.C54]-[.C55]" office:value-type="float" office:value="32.24432337242">
            <text:p>32.24</text:p>
          </table:table-cell>
          <table:table-cell office:value-type="float" office:value="1">
            <text:p>1</text:p>
          </table:table-cell>
          <table:table-cell office:value-type="string">
            <text:p>&lt;</text:p>
          </table:table-cell>
          <table:table-cell table:formula="of:=[.D54]" office:value-type="float" office:value="32.24432337242">
            <text:p>32.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2^(([.A55])/24)*150" office:value-type="float" office:value="713.524269001633">
            <text:p>713.52</text:p>
          </table:table-cell>
          <table:table-cell office:value-type="float" office:value="1100.40485184561">
            <text:p>1100.40</text:p>
          </table:table-cell>
          <table:table-cell table:formula="of:=[.C55]-[.C56]" office:value-type="float" office:value="31.3263900771999">
            <text:p>31.33</text:p>
          </table:table-cell>
          <table:table-cell office:value-type="float" office:value="2">
            <text:p>2</text:p>
          </table:table-cell>
          <table:table-cell/>
          <table:table-cell table:formula="of:=[.D55]" office:value-type="float" office:value="31.3263900771999">
            <text:p>31.3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2^(([.A56])/24)*150" office:value-type="float" office:value="734.432125982793">
            <text:p>734.43</text:p>
          </table:table-cell>
          <table:table-cell office:value-type="float" office:value="1069.07846176841">
            <text:p>1069.08</text:p>
          </table:table-cell>
          <table:table-cell table:formula="of:=[.C56]-[.C57]" office:value-type="float" office:value="30.4345885610401">
            <text:p>30.43</text:p>
          </table:table-cell>
          <table:table-cell office:value-type="float" office:value="3">
            <text:p>3</text:p>
          </table:table-cell>
          <table:table-cell/>
          <table:table-cell table:formula="of:=[.D56]" office:value-type="float" office:value="30.4345885610401">
            <text:p>30.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2^(([.A57])/24)*150" office:value-type="float" office:value="755.952629936924">
            <text:p>755.95</text:p>
          </table:table-cell>
          <table:table-cell office:value-type="float" office:value="1038.64387320737">
            <text:p>1038.64</text:p>
          </table:table-cell>
          <table:table-cell table:formula="of:=[.C57]-[.C58]" office:value-type="float" office:value="29.56817490291">
            <text:p>29.57</text:p>
          </table:table-cell>
          <table:table-cell office:value-type="float" office:value="4">
            <text:p>4</text:p>
          </table:table-cell>
          <table:table-cell/>
          <table:table-cell table:formula="of:=[.D57]" office:value-type="float" office:value="29.56817490291">
            <text:p>29.5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2^(([.A58])/24)*150" office:value-type="float" office:value="778.103732790606">
            <text:p>778.10</text:p>
          </table:table-cell>
          <table:table-cell office:value-type="float" office:value="1009.07569830446">
            <text:p>1009.08</text:p>
          </table:table-cell>
          <table:table-cell table:formula="of:=[.C58]-[.C59]" office:value-type="float" office:value="28.7264263598">
            <text:p>28.73</text:p>
          </table:table-cell>
          <table:table-cell office:value-type="float" office:value="5">
            <text:p>5</text:p>
          </table:table-cell>
          <table:table-cell/>
          <table:table-cell table:formula="of:=[.D58]" office:value-type="float" office:value="28.7264263598">
            <text:p>28.7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2^(([.A59])/24)*150" office:value-type="float" office:value="800.903912502021">
            <text:p>800.90</text:p>
          </table:table-cell>
          <table:table-cell office:value-type="float" office:value="980.34927194466">
            <text:p>980.35</text:p>
          </table:table-cell>
          <table:table-cell table:formula="of:=[.C59]-[.C60]" office:value-type="float" office:value="27.90864076374">
            <text:p>27.91</text:p>
          </table:table-cell>
          <table:table-cell office:value-type="float" office:value="6">
            <text:p>6</text:p>
          </table:table-cell>
          <table:table-cell/>
          <table:table-cell table:formula="of:=[.D59]" office:value-type="float" office:value="27.90864076374">
            <text:p>27.9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2^(([.A60])/24)*150" office:value-type="float" office:value="824.372188474854">
            <text:p>824.37</text:p>
          </table:table-cell>
          <table:table-cell office:value-type="float" office:value="952.44063118092">
            <text:p>952.44</text:p>
          </table:table-cell>
          <table:table-cell table:formula="of:=[.C60]-[.C61]" office:value-type="float" office:value="27.114135936156">
            <text:p>27.11</text:p>
          </table:table-cell>
          <table:table-cell office:value-type="float" office:value="7">
            <text:p>7</text:p>
          </table:table-cell>
          <table:table-cell/>
          <table:table-cell table:formula="of:=[.D60]" office:value-type="float" office:value="27.114135936156">
            <text:p>27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2^(([.A61])/24)*150" office:value-type="float" office:value="848.528137423857">
            <text:p>848.53</text:p>
          </table:table-cell>
          <table:table-cell office:value-type="float" office:value="925.326495244764">
            <text:p>925.33</text:p>
          </table:table-cell>
          <table:table-cell table:formula="of:=[.C61]-[.C62]" office:value-type="float" office:value="26.342249118755">
            <text:p>26.34</text:p>
          </table:table-cell>
          <table:table-cell office:value-type="float" office:value="8">
            <text:p>8</text:p>
          </table:table-cell>
          <table:table-cell/>
          <table:table-cell table:formula="of:=[.D61]" office:value-type="float" office:value="26.342249118755">
            <text:p>26.3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2^(([.A62])/24)*150" office:value-type="float" office:value="873.391909705313">
            <text:p>873.39</text:p>
          </table:table-cell>
          <table:table-cell office:value-type="float" office:value="898.984246126009">
            <text:p>898.98</text:p>
          </table:table-cell>
          <table:table-cell table:formula="of:=[.C62]-[.C63]" office:value-type="float" office:value="25.592336420696">
            <text:p>25.59</text:p>
          </table:table-cell>
          <table:table-cell office:value-type="float" office:value="9">
            <text:p>9</text:p>
          </table:table-cell>
          <table:table-cell/>
          <table:table-cell table:formula="of:=[.D62]" office:value-type="float" office:value="25.592336420696">
            <text:p>25.5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2^(([.A63])/24)*150" office:value-type="float" office:value="898.984246126009">
            <text:p>898.98</text:p>
          </table:table-cell>
          <table:table-cell office:value-type="float" office:value="873.391909705313">
            <text:p>873.39</text:p>
          </table:table-cell>
          <table:table-cell table:formula="of:=[.C63]-[.C64]" office:value-type="float" office:value="24.863772281456">
            <text:p>24.86</text:p>
          </table:table-cell>
          <table:table-cell office:value-type="float" office:value="10">
            <text:p>10</text:p>
          </table:table-cell>
          <table:table-cell/>
          <table:table-cell table:formula="of:=[.D63]" office:value-type="float" office:value="24.863772281456">
            <text:p>24.8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2^(([.A64])/24)*150" office:value-type="float" office:value="925.326495244764">
            <text:p>925.33</text:p>
          </table:table-cell>
          <table:table-cell office:value-type="float" office:value="848.528137423857">
            <text:p>848.53</text:p>
          </table:table-cell>
          <table:table-cell table:formula="of:=[.C64]-[.C65]" office:value-type="float" office:value="24.1559489490029">
            <text:p>24.16</text:p>
          </table:table-cell>
          <table:table-cell office:value-type="float" office:value="11">
            <text:p>11</text:p>
          </table:table-cell>
          <table:table-cell/>
          <table:table-cell table:formula="of:=[.D64]" office:value-type="float" office:value="24.1559489490029">
            <text:p>24.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2^(([.A65])/24)*150" office:value-type="float" office:value="952.44063118092">
            <text:p>952.44</text:p>
          </table:table-cell>
          <table:table-cell office:value-type="float" office:value="824.372188474854">
            <text:p>824.37</text:p>
          </table:table-cell>
          <table:table-cell table:formula="of:=[.C65]-[.C66]" office:value-type="float" office:value="23.4682759728331">
            <text:p>23.47</text:p>
          </table:table-cell>
          <table:table-cell office:value-type="float" office:value="12">
            <text:p>12</text:p>
          </table:table-cell>
          <table:table-cell/>
          <table:table-cell table:formula="of:=[.D65]" office:value-type="float" office:value="23.4682759728331">
            <text:p>23.4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2^(([.A66])/24)*150" office:value-type="float" office:value="980.34927194466">
            <text:p>980.35</text:p>
          </table:table-cell>
          <table:table-cell office:value-type="float" office:value="800.903912502021">
            <text:p>800.90</text:p>
          </table:table-cell>
          <table:table-cell table:formula="of:=[.C66]-[.C67]" office:value-type="float" office:value="22.8001797114149">
            <text:p>22.80</text:p>
          </table:table-cell>
          <table:table-cell office:value-type="float" office:value="13">
            <text:p>13</text:p>
          </table:table-cell>
          <table:table-cell/>
          <table:table-cell table:formula="of:=[.D66]" office:value-type="float" office:value="22.8001797114149">
            <text:p>22.8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2^(([.A67])/24)*150" office:value-type="float" office:value="1009.07569830446">
            <text:p>1009.08</text:p>
          </table:table-cell>
          <table:table-cell office:value-type="float" office:value="778.103732790606">
            <text:p>778.10</text:p>
          </table:table-cell>
          <table:table-cell table:formula="of:=[.C67]-[.C68]" office:value-type="float" office:value="22.151102853682">
            <text:p>22.15</text:p>
          </table:table-cell>
          <table:table-cell office:value-type="float" office:value="14">
            <text:p>14</text:p>
          </table:table-cell>
          <table:table-cell/>
          <table:table-cell table:formula="of:=[.D67]" office:value-type="float" office:value="22.151102853682">
            <text:p>22.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2^(([.A68])/24)*150" office:value-type="float" office:value="1038.64387320737">
            <text:p>1038.64</text:p>
          </table:table-cell>
          <table:table-cell office:value-type="float" office:value="755.952629936924">
            <text:p>755.95</text:p>
          </table:table-cell>
          <table:table-cell table:formula="of:=[.C68]-[.C69]" office:value-type="float" office:value="21.5205039541311">
            <text:p>21.52</text:p>
          </table:table-cell>
          <table:table-cell office:value-type="float" office:value="15">
            <text:p>15</text:p>
          </table:table-cell>
          <table:table-cell/>
          <table:table-cell table:formula="of:=[.D68]" office:value-type="float" office:value="21.5205039541311">
            <text:p>21.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2^(([.A69])/24)*150" office:value-type="float" office:value="1069.07846176841">
            <text:p>1069.08</text:p>
          </table:table-cell>
          <table:table-cell office:value-type="float" office:value="734.432125982793">
            <text:p>734.43</text:p>
          </table:table-cell>
          <table:table-cell table:formula="of:=[.C69]-[.C70]" office:value-type="float" office:value="20.90785698116">
            <text:p>20.91</text:p>
          </table:table-cell>
          <table:table-cell office:value-type="float" office:value="16">
            <text:p>16</text:p>
          </table:table-cell>
          <table:table-cell/>
          <table:table-cell table:formula="of:=[.D69]" office:value-type="float" office:value="20.90785698116">
            <text:p>20.9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2^(([.A70])/24)*150" office:value-type="float" office:value="1100.40485184561">
            <text:p>1100.40</text:p>
          </table:table-cell>
          <table:table-cell office:value-type="float" office:value="713.524269001633">
            <text:p>713.52</text:p>
          </table:table-cell>
          <table:table-cell table:formula="of:=[.C70]-[.C71]" office:value-type="float" office:value="20.312650878269">
            <text:p>20.31</text:p>
          </table:table-cell>
          <table:table-cell office:value-type="float" office:value="17">
            <text:p>17</text:p>
          </table:table-cell>
          <table:table-cell/>
          <table:table-cell table:formula="of:=[.D70]" office:value-type="float" office:value="20.312650878269">
            <text:p>20.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2^(([.A71])/24)*150" office:value-type="float" office:value="1132.64917521803">
            <text:p>1132.65</text:p>
          </table:table-cell>
          <table:table-cell office:value-type="float" office:value="693.211618123364">
            <text:p>693.21</text:p>
          </table:table-cell>
          <table:table-cell table:formula="of:=[.C71]-[.C72]" office:value-type="float" office:value="19.73438913774">
            <text:p>19.73</text:p>
          </table:table-cell>
          <table:table-cell office:value-type="float" office:value="18">
            <text:p>18</text:p>
          </table:table-cell>
          <table:table-cell/>
          <table:table-cell table:formula="of:=[.D71]" office:value-type="float" office:value="19.73438913774">
            <text:p>19.7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2^(([.A72])/24)*150" office:value-type="float" office:value="1165.83832938433">
            <text:p>1165.84</text:p>
          </table:table-cell>
          <table:table-cell office:value-type="float" office:value="673.477228985624">
            <text:p>673.48</text:p>
          </table:table-cell>
          <table:table-cell table:formula="of:=[.C72]-[.C73]" office:value-type="float" office:value="19.172589386469">
            <text:p>19.17</text:p>
          </table:table-cell>
          <table:table-cell office:value-type="float" office:value="19">
            <text:p>19</text:p>
          </table:table-cell>
          <table:table-cell/>
          <table:table-cell table:formula="of:=[.D72]" office:value-type="float" office:value="19.172589386469">
            <text:p>19.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2^(([.A73])/24)*150" office:value-type="float" office:value="1200">
            <text:p>1200</text:p>
          </table:table-cell>
          <table:table-cell office:value-type="float" office:value="654.304639599155">
            <text:p>654.30</text:p>
          </table:table-cell>
          <table:table-cell table:formula="of:=[.C73]-[.C74]" office:value-type="float" office:value="18.6267829835781">
            <text:p>18.63</text:p>
          </table:table-cell>
          <table:table-cell office:value-type="float" office:value="20">
            <text:p>20</text:p>
          </table:table-cell>
          <table:table-cell/>
          <table:table-cell table:formula="of:=[.D73]" office:value-type="float" office:value="18.6267829835781">
            <text:p>18.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2^(([.A74])/24)*150" office:value-type="float" office:value="1235.16268397219">
            <text:p>1235.16</text:p>
          </table:table-cell>
          <table:table-cell office:value-type="float" office:value="635.677856615577">
            <text:p>635.68</text:p>
          </table:table-cell>
          <table:table-cell table:formula="of:=[.C74]-[.C75]" office:value-type="float" office:value="18.0965146294819">
            <text:p>18.10</text:p>
          </table:table-cell>
          <table:table-cell office:value-type="float" office:value="21">
            <text:p>21</text:p>
          </table:table-cell>
          <table:table-cell/>
          <table:table-cell table:formula="of:=[.D74]" office:value-type="float" office:value="18.0965146294819">
            <text:p>18.1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2^(([.A75])/24)*150" office:value-type="float" office:value="1271.35571323115">
            <text:p>1271.36</text:p>
          </table:table-cell>
          <table:table-cell office:value-type="float" office:value="617.581341986095">
            <text:p>617.58</text:p>
          </table:table-cell>
          <table:table-cell table:formula="of:=[.C75]-[.C76]" office:value-type="float" office:value="17.581341986095">
            <text:p>17.58</text:p>
          </table:table-cell>
          <table:table-cell office:value-type="float" office:value="22">
            <text:p>22</text:p>
          </table:table-cell>
          <table:table-cell/>
          <table:table-cell table:formula="of:=[.D75]" office:value-type="float" office:value="17.581341986095">
            <text:p>17.5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2^(([.A76])/24)*150" office:value-type="float" office:value="1308.60927919831">
            <text:p>1308.61</text:p>
          </table:table-cell>
          <table:table-cell office:value-type="float" office:value="600">
            <text:p>600</text:p>
          </table:table-cell>
          <table:table-cell table:formula="of:=[.C76]-[.C77]" office:value-type="float" office:value="17.080835307837">
            <text:p>17.08</text:p>
          </table:table-cell>
          <table:table-cell office:value-type="float" office:value="23">
            <text:p>23</text:p>
          </table:table-cell>
          <table:table-cell office:value-type="string">
            <text:p>&lt;</text:p>
          </table:table-cell>
          <table:table-cell table:formula="of:=[.D76]" office:value-type="float" office:value="17.080835307837">
            <text:p>17.0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2^(([.A77])/24)*150" office:value-type="float" office:value="1346.95445797125">
            <text:p>1346.95</text:p>
          </table:table-cell>
          <table:table-cell office:value-type="float" office:value="582.919164692163">
            <text:p>582.92</text:p>
          </table:table-cell>
          <table:table-cell table:formula="of:=[.C77]-[.C78]" office:value-type="float" office:value="16.594577083147">
            <text:p>16.59</text:p>
          </table:table-cell>
          <table:table-cell/>
          <table:table-cell office:value-type="string">
            <text:p>Sum:</text:p>
          </table:table-cell>
          <table:table-cell table:formula="of:=SUM([.G54:.G76])" office:value-type="float" office:value="549.730010525867">
            <text:p>549.7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2^(([.A78])/24)*150" office:value-type="float" office:value="1386.42323624673">
            <text:p>1386.42</text:p>
          </table:table-cell>
          <table:table-cell office:value-type="float" office:value="566.324587609016">
            <text:p>566.32</text:p>
          </table:table-cell>
          <table:table-cell table:formula="of:=[.C78]-[.C79]" office:value-type="float" office:value="16.1221616862131">
            <text:p>16.12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2^(([.A79])/24)*150" office:value-type="float" office:value="1427.04853800327">
            <text:p>1427.05</text:p>
          </table:table-cell>
          <table:table-cell office:value-type="float" office:value="550.202425922803">
            <text:p>550.20</text:p>
          </table:table-cell>
          <table:table-cell table:formula="of:=[.C79]-[.C80]" office:value-type="float" office:value="15.6631950385989">
            <text:p>15.66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2^(([.A80])/24)*150" office:value-type="float" office:value="1468.86425196559">
            <text:p>1468.86</text:p>
          </table:table-cell>
          <table:table-cell office:value-type="float" office:value="534.539230884204">
            <text:p>534.54</text:p>
          </table:table-cell>
          <table:table-cell table:formula="of:=[.C80]-[.C81]" office:value-type="float" office:value="15.217294280518">
            <text:p>15.22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2^(([.A81])/24)*150" office:value-type="float" office:value="1511.90525987385">
            <text:p>1511.91</text:p>
          </table:table-cell>
          <table:table-cell office:value-type="float" office:value="519.321936603686">
            <text:p>519.32</text:p>
          </table:table-cell>
          <table:table-cell table:formula="of:=[.C81]-[.C82]" office:value-type="float" office:value="14.784087451457">
            <text:p>14.78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2^(([.A82])/24)*150" office:value-type="float" office:value="1556.20746558121">
            <text:p>1556.21</text:p>
          </table:table-cell>
          <table:table-cell office:value-type="float" office:value="504.537849152229">
            <text:p>504.54</text:p>
          </table:table-cell>
          <table:table-cell table:formula="of:=[.C82]-[.C83]" office:value-type="float" office:value="14.363213179899">
            <text:p>14.36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2^(([.A83])/24)*150" office:value-type="float" office:value="1601.80782500404">
            <text:p>1601.81</text:p>
          </table:table-cell>
          <table:table-cell office:value-type="float" office:value="490.17463597233">
            <text:p>490.17</text:p>
          </table:table-cell>
          <table:table-cell table:formula="of:=[.C83]-[.C84]" office:value-type="float" office:value="13.95432038187">
            <text:p>13.95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2^(([.A84])/24)*150" office:value-type="float" office:value="1648.74437694971">
            <text:p>1648.74</text:p>
          </table:table-cell>
          <table:table-cell office:value-type="float" office:value="476.22031559046">
            <text:p>476.22</text:p>
          </table:table-cell>
          <table:table-cell table:formula="of:=[.C84]-[.C85]" office:value-type="float" office:value="13.557067968078">
            <text:p>13.5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2^(([.A85])/24)*150" office:value-type="float" office:value="1697.05627484771">
            <text:p>1697.06</text:p>
          </table:table-cell>
          <table:table-cell office:value-type="float" office:value="462.663247622382">
            <text:p>462.66</text:p>
          </table:table-cell>
          <table:table-cell table:formula="of:=[.C85]-[.C86]" office:value-type="float" office:value="13.171124559378">
            <text:p>13.17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2^(([.A86])/24)*150" office:value-type="float" office:value="1746.78381941062">
            <text:p>1746.78</text:p>
          </table:table-cell>
          <table:table-cell office:value-type="float" office:value="449.492123063004">
            <text:p>449.49</text:p>
          </table:table-cell>
          <table:table-cell table:formula="of:=[.C86]-[.C87]" office:value-type="float" office:value="12.796168210348">
            <text:p>12.80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2^(([.A87])/24)*150" office:value-type="float" office:value="1797.96849225202">
            <text:p>1797.97</text:p>
          </table:table-cell>
          <table:table-cell office:value-type="float" office:value="436.695954852656">
            <text:p>436.70</text:p>
          </table:table-cell>
          <table:table-cell table:formula="of:=[.C87]-[.C88]" office:value-type="float" office:value="12.431886140727">
            <text:p>12.4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2^(([.A88])/24)*150" office:value-type="float" office:value="1850.65299048953">
            <text:p>1850.65</text:p>
          </table:table-cell>
          <table:table-cell office:value-type="float" office:value="424.264068711929">
            <text:p>424.26</text:p>
          </table:table-cell>
          <table:table-cell table:formula="of:=[.C88]-[.C89]" office:value-type="float" office:value="12.077974474502">
            <text:p>12.08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2^(([.A89])/24)*150" office:value-type="float" office:value="1904.88126236184">
            <text:p>1904.88</text:p>
          </table:table-cell>
          <table:table-cell office:value-type="float" office:value="412.186094237427">
            <text:p>412.19</text:p>
          </table:table-cell>
          <table:table-cell table:formula="of:=[.C89]-[.C90]" office:value-type="float" office:value="23.134227842124">
            <text:p>23.13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2^(([.A90])/24)*150" office:value-type="float" office:value="1960.69854388932">
            <text:p>1960.70</text:p>
          </table:table-cell>
          <table:table-cell office:value-type="float" office:value="389.051866395303">
            <text:p>389.05</text:p>
          </table:table-cell>
          <table:table-cell table:formula="of:=[.C90]-[.C91]" office:value-type="float" office:value="11.075551426841">
            <text:p>11.08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2^(([.A91])/24)*150" office:value-type="float" office:value="2018.15139660891">
            <text:p>2018.15</text:p>
          </table:table-cell>
          <table:table-cell office:value-type="float" office:value="377.976314968462">
            <text:p>377.98</text:p>
          </table:table-cell>
          <table:table-cell table:formula="of:=[.C91]-[.C92]" office:value-type="float" office:value="10.760251977065">
            <text:p>10.76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2^(([.A92])/24)*150" office:value-type="float" office:value="2077.28774641474">
            <text:p>2077.29</text:p>
          </table:table-cell>
          <table:table-cell office:value-type="float" office:value="367.216062991397">
            <text:p>367.22</text:p>
          </table:table-cell>
          <table:table-cell table:formula="of:=[.C92]-[.C93]" office:value-type="float" office:value="10.453928490581">
            <text:p>10.4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2^(([.A93])/24)*150" office:value-type="float" office:value="2138.15692353681">
            <text:p>2138.16</text:p>
          </table:table-cell>
          <table:table-cell office:value-type="float" office:value="356.762134500816">
            <text:p>356.76</text:p>
          </table:table-cell>
          <table:table-cell table:formula="of:=[.C93]-[.C94]" office:value-type="float" office:value="10.156325439134">
            <text:p>10.1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2^(([.A94])/24)*150" office:value-type="float" office:value="2200.80970369121">
            <text:p>2200.81</text:p>
          </table:table-cell>
          <table:table-cell office:value-type="float" office:value="346.605809061682">
            <text:p>346.61</text:p>
          </table:table-cell>
          <table:table-cell table:formula="of:=[.C94]-[.C95]" office:value-type="float" office:value="9.86719456886999">
            <text:p>9.87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2^(([.A95])/24)*150" office:value-type="float" office:value="2265.29835043606">
            <text:p>2265.30</text:p>
          </table:table-cell>
          <table:table-cell office:value-type="float" office:value="336.738614492812">
            <text:p>336.74</text:p>
          </table:table-cell>
          <table:table-cell table:formula="of:=[.C95]-[.C96]" office:value-type="float" office:value="9.586294693235">
            <text:p>9.5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2^(([.A96])/24)*150" office:value-type="float" office:value="2331.67665876865">
            <text:p>2331.68</text:p>
          </table:table-cell>
          <table:table-cell office:value-type="float" office:value="327.152319799577">
            <text:p>327.15</text:p>
          </table:table-cell>
          <table:table-cell table:formula="of:=[.C96]-[.C97]" office:value-type="float" office:value="9.31339149178803">
            <text:p>9.3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2^(([.A97])/24)*150" office:value-type="float" office:value="2400">
            <text:p>2400</text:p>
          </table:table-cell>
          <table:table-cell office:value-type="float" office:value="317.838928307789">
            <text:p>317.84</text:p>
          </table:table-cell>
          <table:table-cell table:formula="of:=[.C97]-[.C98]" office:value-type="float" office:value="9.04825731474097">
            <text:p>9.05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2^(([.A98])/24)*150" office:value-type="float" office:value="2470.32536794438">
            <text:p>2470.33</text:p>
          </table:table-cell>
          <table:table-cell office:value-type="float" office:value="308.790670993048">
            <text:p>308.79</text:p>
          </table:table-cell>
          <table:table-cell table:formula="of:=[.C98]-[.C99]" office:value-type="float" office:value="8.79067099304803">
            <text:p>8.79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2^(([.A99])/24)*150" office:value-type="float" office:value="2542.71142646231">
            <text:p>2542.71</text:p>
          </table:table-cell>
          <table:table-cell office:value-type="float" office:value="300">
            <text:p>300</text:p>
          </table:table-cell>
          <table:table-cell table:formula="of:=[.C99]-[.C100]" office:value-type="float" office:value="8.54041765391798">
            <text:p>8.54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2^(([.A100])/24)*150" office:value-type="float" office:value="2617.21855839662">
            <text:p>2617.22</text:p>
          </table:table-cell>
          <table:table-cell office:value-type="float" office:value="291.459582346082">
            <text:p>291.46</text:p>
          </table:table-cell>
          <table:table-cell table:formula="of:=[.C100]-[.C101]" office:value-type="float" office:value="8.29728854157401">
            <text:p>8.3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2^(([.A101])/24)*150" office:value-type="float" office:value="2693.9089159425">
            <text:p>2693.91</text:p>
          </table:table-cell>
          <table:table-cell office:value-type="float" office:value="283.162293804508">
            <text:p>283.16</text:p>
          </table:table-cell>
          <table:table-cell table:formula="of:=[.C101]-[.C102]" office:value-type="float" office:value="8.06108084310699">
            <text:p>8.06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2^(([.A102])/24)*150" office:value-type="float" office:value="2772.84647249345">
            <text:p>2772.85</text:p>
          </table:table-cell>
          <table:table-cell office:value-type="float" office:value="275.101212961401">
            <text:p>275.10</text:p>
          </table:table-cell>
          <table:table-cell table:formula="of:=[.C102]-[.C103]" office:value-type="float" office:value="7.83159751929901">
            <text:p>7.83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2^(([.A103])/24)*150" office:value-type="float" office:value="2854.09707600653">
            <text:p>2854.10</text:p>
          </table:table-cell>
          <table:table-cell office:value-type="float" office:value="267.269615442102">
            <text:p>267.27</text:p>
          </table:table-cell>
          <table:table-cell table:formula="of:=[.C103]-[.C104]" office:value-type="float" office:value="7.608647140259">
            <text:p>7.6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2^(([.A104])/24)*150" office:value-type="float" office:value="2937.72850393117">
            <text:p>2937.73</text:p>
          </table:table-cell>
          <table:table-cell office:value-type="float" office:value="259.660968301843">
            <text:p>259.66</text:p>
          </table:table-cell>
          <table:table-cell table:formula="of:=[.C104]-[.C105]" office:value-type="float" office:value="7.39204372572902">
            <text:p>7.39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2^(([.A105])/24)*150" office:value-type="float" office:value="3023.8105197477">
            <text:p>3023.81</text:p>
          </table:table-cell>
          <table:table-cell office:value-type="float" office:value="252.268924576114">
            <text:p>252.27</text:p>
          </table:table-cell>
          <table:table-cell table:formula="of:=[.C105]-[.C106]" office:value-type="float" office:value="7.18160658994898">
            <text:p>7.18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2^(([.A106])/24)*150" office:value-type="float" office:value="3112.41493116242">
            <text:p>3112.41</text:p>
          </table:table-cell>
          <table:table-cell office:value-type="float" office:value="245.087317986165">
            <text:p>245.09</text:p>
          </table:table-cell>
          <table:table-cell table:formula="of:=[.C106]-[.C107]" office:value-type="float" office:value="6.977160190935">
            <text:p>6.98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2^(([.A107])/24)*150" office:value-type="float" office:value="3203.61565000808">
            <text:p>3203.62</text:p>
          </table:table-cell>
          <table:table-cell office:value-type="float" office:value="238.11015779523">
            <text:p>238.11</text:p>
          </table:table-cell>
          <table:table-cell table:formula="of:=[.C107]-[.C108]" office:value-type="float" office:value="6.778533984039">
            <text:p>6.78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2^(([.A108])/24)*150" office:value-type="float" office:value="3297.48875389941">
            <text:p>3297.49</text:p>
          </table:table-cell>
          <table:table-cell office:value-type="float" office:value="231.331623811191">
            <text:p>231.33</text:p>
          </table:table-cell>
          <table:table-cell table:formula="of:=[.C108]-[.C109]" office:value-type="float" office:value="6.58556227968901">
            <text:p>6.59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2^(([.A109])/24)*150" office:value-type="float" office:value="3394.11254969543">
            <text:p>3394.11</text:p>
          </table:table-cell>
          <table:table-cell office:value-type="float" office:value="224.746061531502">
            <text:p>224.75</text:p>
          </table:table-cell>
          <table:table-cell table:formula="of:=[.C109]-[.C110]" office:value-type="float" office:value="6.39808410517401">
            <text:p>6.40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2^(([.A110])/24)*150" office:value-type="float" office:value="3493.56763882125">
            <text:p>3493.57</text:p>
          </table:table-cell>
          <table:table-cell office:value-type="float" office:value="218.347977426328">
            <text:p>218.35</text:p>
          </table:table-cell>
          <table:table-cell table:formula="of:=[.C110]-[.C111]" office:value-type="float" office:value="6.21594307036398">
            <text:p>6.22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2^(([.A111])/24)*150" office:value-type="float" office:value="3595.93698450404">
            <text:p>3595.94</text:p>
          </table:table-cell>
          <table:table-cell office:value-type="float" office:value="212.132034355964">
            <text:p>212.13</text:p>
          </table:table-cell>
          <table:table-cell table:formula="of:=[.C111]-[.C112]" office:value-type="float" office:value="6.03898723725101">
            <text:p>6.04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2^(([.A112])/24)*150" office:value-type="float" office:value="3701.30598097906">
            <text:p>3701.31</text:p>
          </table:table-cell>
          <table:table-cell office:value-type="float" office:value="206.093047118713">
            <text:p>206.09</text:p>
          </table:table-cell>
          <table:table-cell table:formula="of:=[.C112]-[.C113]" office:value-type="float" office:value="5.86706899320799">
            <text:p>5.87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2^(([.A113])/24)*150" office:value-type="float" office:value="3809.76252472368">
            <text:p>3809.76</text:p>
          </table:table-cell>
          <table:table-cell office:value-type="float" office:value="200.225978125505">
            <text:p>200.23</text:p>
          </table:table-cell>
          <table:table-cell table:formula="of:=[.C113]-[.C114]" office:value-type="float" office:value="5.70004492785401">
            <text:p>5.70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2^(([.A114])/24)*150" office:value-type="float" office:value="3921.39708777864">
            <text:p>3921.40</text:p>
          </table:table-cell>
          <table:table-cell office:value-type="float" office:value="194.525933197651">
            <text:p>194.53</text:p>
          </table:table-cell>
          <table:table-cell table:formula="of:=[.C114]-[.C115]" office:value-type="float" office:value="5.53777571341999">
            <text:p>5.54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2^(([.A115])/24)*150" office:value-type="float" office:value="4036.30279321783">
            <text:p>4036.30</text:p>
          </table:table-cell>
          <table:table-cell office:value-type="float" office:value="188.988157484231">
            <text:p>188.99</text:p>
          </table:table-cell>
          <table:table-cell table:formula="of:=[.C115]-[.C116]" office:value-type="float" office:value="5.38012598853302">
            <text:p>5.38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2^(([.A116])/24)*150" office:value-type="float" office:value="4154.57549282949">
            <text:p>4154.58</text:p>
          </table:table-cell>
          <table:table-cell office:value-type="float" office:value="183.608031495698">
            <text:p>183.61</text:p>
          </table:table-cell>
          <table:table-cell table:formula="of:=[.C116]-[.C117]" office:value-type="float" office:value="5.22696424528999">
            <text:p>5.23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2^(([.A117])/24)*150" office:value-type="float" office:value="4276.31384707363">
            <text:p>4276.31</text:p>
          </table:table-cell>
          <table:table-cell office:value-type="float" office:value="178.381067250408">
            <text:p>178.38</text:p>
          </table:table-cell>
          <table:table-cell table:formula="of:=[.C117]-[.C118]" office:value-type="float" office:value="5.07816271956699">
            <text:p>5.08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2^(([.A118])/24)*150" office:value-type="float" office:value="4401.61940738242">
            <text:p>4401.62</text:p>
          </table:table-cell>
          <table:table-cell office:value-type="float" office:value="173.302904530841">
            <text:p>173.30</text:p>
          </table:table-cell>
          <table:table-cell table:formula="of:=[.C118]-[.C119]" office:value-type="float" office:value="4.933597284435">
            <text:p>4.93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2^(([.A119])/24)*150" office:value-type="float" office:value="4530.59670087213">
            <text:p>4530.60</text:p>
          </table:table-cell>
          <table:table-cell office:value-type="float" office:value="168.369307246406">
            <text:p>168.37</text:p>
          </table:table-cell>
          <table:table-cell table:formula="of:=[.C119]-[.C120]" office:value-type="float" office:value="4.79314734661702">
            <text:p>4.79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2^(([.A120])/24)*150" office:value-type="float" office:value="4663.35331753731">
            <text:p>4663.35</text:p>
          </table:table-cell>
          <table:table-cell office:value-type="float" office:value="163.576159899789">
            <text:p>163.58</text:p>
          </table:table-cell>
          <table:table-cell table:formula="of:=[.C120]-[.C121]" office:value-type="float" office:value="4.65669574589498">
            <text:p>4.6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2^(([.A121])/24)*150" office:value-type="float" office:value="4800">
            <text:p>4800</text:p>
          </table:table-cell>
          <table:table-cell office:value-type="float" office:value="158.919464153894">
            <text:p>158.92</text:p>
          </table:table-cell>
          <table:table-cell table:formula="of:=[.C121]-[.C122]" office:value-type="float" office:value="4.52412865737">
            <text:p>4.52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2^(([.A122])/24)*150" office:value-type="float" office:value="4940.65073588876">
            <text:p>4940.65</text:p>
          </table:table-cell>
          <table:table-cell office:value-type="float" office:value="154.395335496524">
            <text:p>154.40</text:p>
          </table:table-cell>
          <table:table-cell table:formula="of:=[.C122]-[.C123]" office:value-type="float" office:value="4.39533549652401">
            <text:p>4.4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2^(([.A123])/24)*150" office:value-type="float" office:value="5085.42285292462">
            <text:p>5085.42</text:p>
          </table:table-cell>
          <table:table-cell office:value-type="float" office:value="150">
            <text:p>150</text:p>
          </table:table-cell>
          <table:table-cell table:formula="of:=[.C123]-[.C123]" office:value-type="float" office:value="0">
            <text:p>0</text:p>
          </table:table-cell>
          <table:table-cell table:number-columns-repeated="3"/>
        </table:table-row>
      </table:table>
      <table:table table:name="Stratocaster Reverse Engineering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>
            <text:p>Fret</text:p>
          </table:table-cell>
          <table:table-cell table:style-name="ce1" office:value-type="string">
            <text:p>Dimension (mm)</text:p>
          </table:table-cell>
          <table:table-cell/>
          <table:table-cell table:style-name="ce1" office:value-type="string">
            <text:p>fret bar width</text:p>
          </table:table-cell>
          <table:table-cell table:style-name="ce1" office:value-type="string">
            <text:p>total height</text:p>
          </table:table-cell>
          <table:table-cell table:style-name="ce1" office:value-type="string">
            <text:p>length from start</text:p>
          </table:table-cell>
          <table:table-cell table:style-name="ce1" office:value-type="string">
            <text:p>chord length</text:p>
          </table:table-cell>
          <table:table-cell table:style-name="ce1" office:value-type="string">
            <text:p>delta chord</text:p>
          </table:table-cell>
          <table:table-cell table:style-name="Default"/>
        </table:table-row>
        <table:table-row table:style-name="ro1">
          <table:table-cell office:value-type="string">
            <text:p>Fret 1</text:p>
          </table:table-cell>
          <table:table-cell office:value-type="float" office:value="35.85">
            <text:p>35.85</text:p>
          </table:table-cell>
          <table:table-cell/>
          <table:table-cell office:value-type="float" office:value="2.77">
            <text:p>2.77</text:p>
          </table:table-cell>
          <table:table-cell table:formula="of:=[.B2]+[.D2]" office:value-type="float" office:value="38.62">
            <text:p>38.62</text:p>
          </table:table-cell>
          <table:table-cell table:formula="of:=[.E2]" office:value-type="float" office:value="38.62">
            <text:p>38.62</text:p>
          </table:table-cell>
          <table:table-cell office:value-type="float" office:value="645">
            <text:p>645</text:p>
          </table:table-cell>
          <table:table-cell table:style-name="ce1" table:formula="of:=[.G2]-[.F2]" office:value-type="float" office:value="606.38">
            <text:p>606.3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Fret 2</text:p>
          </table:table-cell>
          <table:table-cell office:value-type="float" office:value="31.6">
            <text:p>31.6</text:p>
          </table:table-cell>
          <table:table-cell/>
          <table:table-cell office:value-type="float" office:value="2.77">
            <text:p>2.77</text:p>
          </table:table-cell>
          <table:table-cell table:formula="of:=[.B3]+[.D3]" office:value-type="float" office:value="34.37">
            <text:p>34.37</text:p>
          </table:table-cell>
          <table:table-cell table:formula="of:=[.E3]+[.F2]" office:value-type="float" office:value="72.99">
            <text:p>72.99</text:p>
          </table:table-cell>
          <table:table-cell office:value-type="float" office:value="645">
            <text:p>645</text:p>
          </table:table-cell>
          <table:table-cell table:formula="of:=[.G3]-[.F3]" office:value-type="float" office:value="572.01">
            <text:p>572.01</text:p>
          </table:table-cell>
          <table:table-cell office:value-type="float" office:value="566.324587609016">
            <text:p>566.32</text:p>
          </table:table-cell>
        </table:table-row>
        <table:table-row table:style-name="ro1">
          <table:table-cell office:value-type="string">
            <text:p>Fret 3</text:p>
          </table:table-cell>
          <table:table-cell office:value-type="float" office:value="29.55">
            <text:p>29.55</text:p>
          </table:table-cell>
          <table:table-cell/>
          <table:table-cell office:value-type="float" office:value="2.77">
            <text:p>2.77</text:p>
          </table:table-cell>
          <table:table-cell table:formula="of:=[.B4]+[.D4]" office:value-type="float" office:value="32.32">
            <text:p>32.32</text:p>
          </table:table-cell>
          <table:table-cell table:formula="of:=[.E4]+[.F3]" office:value-type="float" office:value="105.31">
            <text:p>105.31</text:p>
          </table:table-cell>
          <table:table-cell office:value-type="float" office:value="645">
            <text:p>645</text:p>
          </table:table-cell>
          <table:table-cell table:formula="of:=[.G4]-[.F4]" office:value-type="float" office:value="539.69">
            <text:p>539.69</text:p>
          </table:table-cell>
          <table:table-cell office:value-type="float" office:value="534.539230884204">
            <text:p>534.54</text:p>
          </table:table-cell>
        </table:table-row>
        <table:table-row table:style-name="ro1">
          <table:table-cell office:value-type="string">
            <text:p>Fret 4</text:p>
          </table:table-cell>
          <table:table-cell office:value-type="float" office:value="27.62">
            <text:p>27.62</text:p>
          </table:table-cell>
          <table:table-cell/>
          <table:table-cell office:value-type="float" office:value="2.77">
            <text:p>2.77</text:p>
          </table:table-cell>
          <table:table-cell table:formula="of:=[.B5]+[.D5]" office:value-type="float" office:value="30.39">
            <text:p>30.39</text:p>
          </table:table-cell>
          <table:table-cell table:formula="of:=[.E5]+[.F4]" office:value-type="float" office:value="135.7">
            <text:p>135.7</text:p>
          </table:table-cell>
          <table:table-cell office:value-type="float" office:value="645">
            <text:p>645</text:p>
          </table:table-cell>
          <table:table-cell table:formula="of:=[.G5]-[.F5]" office:value-type="float" office:value="509.3">
            <text:p>509.3</text:p>
          </table:table-cell>
          <table:table-cell office:value-type="float" office:value="504.537849152229">
            <text:p>504.54</text:p>
          </table:table-cell>
        </table:table-row>
        <table:table-row table:style-name="ro1">
          <table:table-cell office:value-type="string">
            <text:p>Fret 5</text:p>
          </table:table-cell>
          <table:table-cell office:value-type="float" office:value="26.19">
            <text:p>26.19</text:p>
          </table:table-cell>
          <table:table-cell/>
          <table:table-cell office:value-type="float" office:value="2.77">
            <text:p>2.77</text:p>
          </table:table-cell>
          <table:table-cell table:formula="of:=[.B6]+[.D6]" office:value-type="float" office:value="28.96">
            <text:p>28.96</text:p>
          </table:table-cell>
          <table:table-cell table:formula="of:=[.E6]+[.F5]" office:value-type="float" office:value="164.66">
            <text:p>164.66</text:p>
          </table:table-cell>
          <table:table-cell office:value-type="float" office:value="645">
            <text:p>645</text:p>
          </table:table-cell>
          <table:table-cell table:formula="of:=[.G6]-[.F6]" office:value-type="float" office:value="480.34">
            <text:p>480.34</text:p>
          </table:table-cell>
          <table:table-cell office:value-type="float" office:value="476.22031559046">
            <text:p>476.22</text:p>
          </table:table-cell>
        </table:table-row>
        <table:table-row table:style-name="ro1">
          <table:table-cell office:value-type="string">
            <text:p>Fret 6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.77">
            <text:p>2.77</text:p>
          </table:table-cell>
          <table:table-cell table:formula="of:=[.B7]+[.D7]" office:value-type="float" office:value="27.14">
            <text:p>27.14</text:p>
          </table:table-cell>
          <table:table-cell table:formula="of:=[.E7]+[.F6]" office:value-type="float" office:value="191.8">
            <text:p>191.8</text:p>
          </table:table-cell>
          <table:table-cell office:value-type="float" office:value="645">
            <text:p>645</text:p>
          </table:table-cell>
          <table:table-cell table:formula="of:=[.G7]-[.F7]" office:value-type="float" office:value="453.2">
            <text:p>453.2</text:p>
          </table:table-cell>
          <table:table-cell office:value-type="float" office:value="449.492123063004">
            <text:p>449.49</text:p>
          </table:table-cell>
        </table:table-row>
        <table:table-row table:style-name="ro1">
          <table:table-cell office:value-type="string">
            <text:p>Fret 7</text:p>
          </table:table-cell>
          <table:table-cell office:value-type="float" office:value="22.73">
            <text:p>22.73</text:p>
          </table:table-cell>
          <table:table-cell/>
          <table:table-cell office:value-type="float" office:value="2.77">
            <text:p>2.77</text:p>
          </table:table-cell>
          <table:table-cell table:formula="of:=[.B8]+[.D8]" office:value-type="float" office:value="25.5">
            <text:p>25.5</text:p>
          </table:table-cell>
          <table:table-cell table:formula="of:=[.E8]+[.F7]" office:value-type="float" office:value="217.3">
            <text:p>217.3</text:p>
          </table:table-cell>
          <table:table-cell office:value-type="float" office:value="645">
            <text:p>645</text:p>
          </table:table-cell>
          <table:table-cell table:formula="of:=[.G8]-[.F8]" office:value-type="float" office:value="427.7">
            <text:p>427.7</text:p>
          </table:table-cell>
          <table:table-cell office:value-type="float" office:value="424.264068711929">
            <text:p>424.26</text:p>
          </table:table-cell>
        </table:table-row>
        <table:table-row table:style-name="ro1">
          <table:table-cell office:value-type="string">
            <text:p>Fret 8</text:p>
          </table:table-cell>
          <table:table-cell office:value-type="float" office:value="21.51">
            <text:p>21.51</text:p>
          </table:table-cell>
          <table:table-cell/>
          <table:table-cell office:value-type="float" office:value="2.77">
            <text:p>2.77</text:p>
          </table:table-cell>
          <table:table-cell table:formula="of:=[.B9]+[.D9]" office:value-type="float" office:value="24.28">
            <text:p>24.28</text:p>
          </table:table-cell>
          <table:table-cell table:formula="of:=[.E9]+[.F8]" office:value-type="float" office:value="241.58">
            <text:p>241.58</text:p>
          </table:table-cell>
          <table:table-cell office:value-type="float" office:value="645">
            <text:p>645</text:p>
          </table:table-cell>
          <table:table-cell table:formula="of:=[.G9]-[.F9]" office:value-type="float" office:value="403.42">
            <text:p>403.42</text:p>
          </table:table-cell>
          <table:table-cell office:value-type="float" office:value="400.45195625101">
            <text:p>400.45</text:p>
          </table:table-cell>
        </table:table-row>
        <table:table-row table:style-name="ro1">
          <table:table-cell office:value-type="string">
            <text:p>Fret 9</text:p>
          </table:table-cell>
          <table:table-cell office:value-type="float" office:value="19.94">
            <text:p>19.94</text:p>
          </table:table-cell>
          <table:table-cell/>
          <table:table-cell office:value-type="float" office:value="2.77">
            <text:p>2.77</text:p>
          </table:table-cell>
          <table:table-cell table:formula="of:=[.B10]+[.D10]" office:value-type="float" office:value="22.71">
            <text:p>22.71</text:p>
          </table:table-cell>
          <table:table-cell table:formula="of:=[.E10]+[.F9]" office:value-type="float" office:value="264.29">
            <text:p>264.29</text:p>
          </table:table-cell>
          <table:table-cell office:value-type="float" office:value="645">
            <text:p>645</text:p>
          </table:table-cell>
          <table:table-cell table:formula="of:=[.G10]-[.F10]" office:value-type="float" office:value="380.71">
            <text:p>380.71</text:p>
          </table:table-cell>
          <table:table-cell office:value-type="float" office:value="377.976314968462">
            <text:p>377.98</text:p>
          </table:table-cell>
        </table:table-row>
        <table:table-row table:style-name="ro1">
          <table:table-cell office:value-type="string">
            <text:p>Fret 10</text:p>
          </table:table-cell>
          <table:table-cell office:value-type="float" office:value="18.8">
            <text:p>18.8</text:p>
          </table:table-cell>
          <table:table-cell/>
          <table:table-cell office:value-type="float" office:value="2.77">
            <text:p>2.77</text:p>
          </table:table-cell>
          <table:table-cell table:formula="of:=[.B11]+[.D11]" office:value-type="float" office:value="21.57">
            <text:p>21.57</text:p>
          </table:table-cell>
          <table:table-cell table:formula="of:=[.E11]+[.F10]" office:value-type="float" office:value="285.86">
            <text:p>285.86</text:p>
          </table:table-cell>
          <table:table-cell office:value-type="float" office:value="645">
            <text:p>645</text:p>
          </table:table-cell>
          <table:table-cell table:formula="of:=[.G11]-[.F11]" office:value-type="float" office:value="359.14">
            <text:p>359.14</text:p>
          </table:table-cell>
          <table:table-cell office:value-type="float" office:value="356.762134500816">
            <text:p>356.76</text:p>
          </table:table-cell>
        </table:table-row>
        <table:table-row table:style-name="ro1">
          <table:table-cell office:value-type="string">
            <text:p>Fret 11</text:p>
          </table:table-cell>
          <table:table-cell office:value-type="float" office:value="17.55">
            <text:p>17.55</text:p>
          </table:table-cell>
          <table:table-cell/>
          <table:table-cell office:value-type="float" office:value="2.77">
            <text:p>2.77</text:p>
          </table:table-cell>
          <table:table-cell table:formula="of:=[.B12]+[.D12]" office:value-type="float" office:value="20.32">
            <text:p>20.32</text:p>
          </table:table-cell>
          <table:table-cell table:formula="of:=[.E12]+[.F11]" office:value-type="float" office:value="306.18">
            <text:p>306.18</text:p>
          </table:table-cell>
          <table:table-cell office:value-type="float" office:value="645">
            <text:p>645</text:p>
          </table:table-cell>
          <table:table-cell table:formula="of:=[.G12]-[.F12]" office:value-type="float" office:value="338.82">
            <text:p>338.82</text:p>
          </table:table-cell>
          <table:table-cell office:value-type="float" office:value="336.738614492812">
            <text:p>336.74</text:p>
          </table:table-cell>
        </table:table-row>
        <table:table-row table:style-name="ro1">
          <table:table-cell office:value-type="string">
            <text:p>Fret 12</text:p>
          </table:table-cell>
          <table:table-cell office:value-type="float" office:value="16.46">
            <text:p>16.46</text:p>
          </table:table-cell>
          <table:table-cell/>
          <table:table-cell office:value-type="float" office:value="2.77">
            <text:p>2.77</text:p>
          </table:table-cell>
          <table:table-cell table:formula="of:=[.B13]+[.D13]" office:value-type="float" office:value="19.23">
            <text:p>19.23</text:p>
          </table:table-cell>
          <table:table-cell table:formula="of:=[.E13]+[.F12]" office:value-type="float" office:value="325.41">
            <text:p>325.41</text:p>
          </table:table-cell>
          <table:table-cell office:value-type="float" office:value="645">
            <text:p>645</text:p>
          </table:table-cell>
          <table:table-cell table:formula="of:=[.G13]-[.F13]" office:value-type="float" office:value="319.59">
            <text:p>319.59</text:p>
          </table:table-cell>
          <table:table-cell office:value-type="float" office:value="317.838928307789">
            <text:p>317.84</text:p>
          </table:table-cell>
        </table:table-row>
        <table:table-row table:style-name="ro1">
          <table:table-cell office:value-type="string">
            <text:p>Fret 13</text:p>
          </table:table-cell>
          <table:table-cell office:value-type="float" office:value="15.49">
            <text:p>15.49</text:p>
          </table:table-cell>
          <table:table-cell/>
          <table:table-cell office:value-type="float" office:value="2.77">
            <text:p>2.77</text:p>
          </table:table-cell>
          <table:table-cell table:formula="of:=[.B14]+[.D14]" office:value-type="float" office:value="18.26">
            <text:p>18.26</text:p>
          </table:table-cell>
          <table:table-cell table:formula="of:=[.E14]+[.F13]" office:value-type="float" office:value="343.67">
            <text:p>343.67</text:p>
          </table:table-cell>
          <table:table-cell office:value-type="float" office:value="645">
            <text:p>645</text:p>
          </table:table-cell>
          <table:table-cell table:style-name="ce1" table:formula="of:=[.G14]-[.F14]" office:value-type="float" office:value="301.33">
            <text:p>301.3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Fret 14</text:p>
          </table:table-cell>
          <table:table-cell office:value-type="float" office:value="14.35">
            <text:p>14.35</text:p>
          </table:table-cell>
          <table:table-cell/>
          <table:table-cell office:value-type="float" office:value="2.77">
            <text:p>2.77</text:p>
          </table:table-cell>
          <table:table-cell table:formula="of:=[.B15]+[.D15]" office:value-type="float" office:value="17.12">
            <text:p>17.12</text:p>
          </table:table-cell>
          <table:table-cell table:formula="of:=[.E15]+[.F14]" office:value-type="float" office:value="360.79">
            <text:p>360.79</text:p>
          </table:table-cell>
          <table:table-cell office:value-type="float" office:value="645">
            <text:p>645</text:p>
          </table:table-cell>
          <table:table-cell table:formula="of:=[.G15]-[.F15]" office:value-type="float" office:value="284.21">
            <text:p>284.21</text:p>
          </table:table-cell>
          <table:table-cell office:value-type="float" office:value="283.162293804508">
            <text:p>283.16</text:p>
          </table:table-cell>
        </table:table-row>
        <table:table-row table:style-name="ro1">
          <table:table-cell office:value-type="string">
            <text:p>Fret 15</text:p>
          </table:table-cell>
          <table:table-cell office:value-type="float" office:value="13.35">
            <text:p>13.35</text:p>
          </table:table-cell>
          <table:table-cell/>
          <table:table-cell office:value-type="float" office:value="2.77">
            <text:p>2.77</text:p>
          </table:table-cell>
          <table:table-cell table:formula="of:=[.B16]+[.D16]" office:value-type="float" office:value="16.12">
            <text:p>16.12</text:p>
          </table:table-cell>
          <table:table-cell table:formula="of:=[.E16]+[.F15]" office:value-type="float" office:value="376.91">
            <text:p>376.91</text:p>
          </table:table-cell>
          <table:table-cell office:value-type="float" office:value="645">
            <text:p>645</text:p>
          </table:table-cell>
          <table:table-cell table:formula="of:=[.G16]-[.F16]" office:value-type="float" office:value="268.09">
            <text:p>268.09</text:p>
          </table:table-cell>
          <table:table-cell office:value-type="float" office:value="267.269615442102">
            <text:p>267.27</text:p>
          </table:table-cell>
        </table:table-row>
        <table:table-row table:style-name="ro1">
          <table:table-cell office:value-type="string">
            <text:p>Fret 16</text:p>
          </table:table-cell>
          <table:table-cell office:value-type="float" office:value="12.53">
            <text:p>12.53</text:p>
          </table:table-cell>
          <table:table-cell/>
          <table:table-cell office:value-type="float" office:value="2.77">
            <text:p>2.77</text:p>
          </table:table-cell>
          <table:table-cell table:formula="of:=[.B17]+[.D17]" office:value-type="float" office:value="15.3">
            <text:p>15.3</text:p>
          </table:table-cell>
          <table:table-cell table:formula="of:=[.E17]+[.F16]" office:value-type="float" office:value="392.21">
            <text:p>392.21</text:p>
          </table:table-cell>
          <table:table-cell office:value-type="float" office:value="645">
            <text:p>645</text:p>
          </table:table-cell>
          <table:table-cell table:formula="of:=[.G17]-[.F17]" office:value-type="float" office:value="252.79">
            <text:p>252.79</text:p>
          </table:table-cell>
          <table:table-cell office:value-type="float" office:value="252.268924576114">
            <text:p>252.27</text:p>
          </table:table-cell>
        </table:table-row>
        <table:table-row table:style-name="ro1">
          <table:table-cell office:value-type="string">
            <text:p>Fret 17</text:p>
          </table:table-cell>
          <table:table-cell office:value-type="float" office:value="11.64">
            <text:p>11.64</text:p>
          </table:table-cell>
          <table:table-cell/>
          <table:table-cell office:value-type="float" office:value="2.77">
            <text:p>2.77</text:p>
          </table:table-cell>
          <table:table-cell table:formula="of:=[.B18]+[.D18]" office:value-type="float" office:value="14.41">
            <text:p>14.41</text:p>
          </table:table-cell>
          <table:table-cell table:formula="of:=[.E18]+[.F17]" office:value-type="float" office:value="406.62">
            <text:p>406.62</text:p>
          </table:table-cell>
          <table:table-cell office:value-type="float" office:value="645">
            <text:p>645</text:p>
          </table:table-cell>
          <table:table-cell table:formula="of:=[.G18]-[.F18]" office:value-type="float" office:value="238.38">
            <text:p>238.38</text:p>
          </table:table-cell>
          <table:table-cell office:value-type="float" office:value="238.11015779523">
            <text:p>238.11</text:p>
          </table:table-cell>
        </table:table-row>
        <table:table-row table:style-name="ro1">
          <table:table-cell office:value-type="string">
            <text:p>Fret 18</text:p>
          </table:table-cell>
          <table:table-cell office:value-type="float" office:value="10.62">
            <text:p>10.62</text:p>
          </table:table-cell>
          <table:table-cell/>
          <table:table-cell office:value-type="float" office:value="2.77">
            <text:p>2.77</text:p>
          </table:table-cell>
          <table:table-cell table:formula="of:=[.B19]+[.D19]" office:value-type="float" office:value="13.39">
            <text:p>13.39</text:p>
          </table:table-cell>
          <table:table-cell table:formula="of:=[.E19]+[.F18]" office:value-type="float" office:value="420.01">
            <text:p>420.01</text:p>
          </table:table-cell>
          <table:table-cell office:value-type="float" office:value="645">
            <text:p>645</text:p>
          </table:table-cell>
          <table:table-cell table:formula="of:=[.G19]-[.F19]" office:value-type="float" office:value="224.99">
            <text:p>224.99</text:p>
          </table:table-cell>
          <table:table-cell office:value-type="float" office:value="224.746061531502">
            <text:p>224.75</text:p>
          </table:table-cell>
        </table:table-row>
        <table:table-row table:style-name="ro1">
          <table:table-cell office:value-type="string">
            <text:p>Fret 19</text:p>
          </table:table-cell>
          <table:table-cell office:value-type="float" office:value="9.83">
            <text:p>9.83</text:p>
          </table:table-cell>
          <table:table-cell/>
          <table:table-cell office:value-type="float" office:value="2.77">
            <text:p>2.77</text:p>
          </table:table-cell>
          <table:table-cell table:formula="of:=[.B20]+[.D20]" office:value-type="float" office:value="12.6">
            <text:p>12.6</text:p>
          </table:table-cell>
          <table:table-cell table:formula="of:=[.E20]+[.F19]" office:value-type="float" office:value="432.61">
            <text:p>432.61</text:p>
          </table:table-cell>
          <table:table-cell office:value-type="float" office:value="645">
            <text:p>645</text:p>
          </table:table-cell>
          <table:table-cell table:formula="of:=[.G20]-[.F20]" office:value-type="float" office:value="212.39">
            <text:p>212.39</text:p>
          </table:table-cell>
          <table:table-cell office:value-type="float" office:value="212.132034355964">
            <text:p>212.13</text:p>
          </table:table-cell>
        </table:table-row>
        <table:table-row table:style-name="ro1">
          <table:table-cell office:value-type="string">
            <text:p>Fret 20</text:p>
          </table:table-cell>
          <table:table-cell office:value-type="float" office:value="9.52">
            <text:p>9.52</text:p>
          </table:table-cell>
          <table:table-cell/>
          <table:table-cell office:value-type="float" office:value="2.77">
            <text:p>2.77</text:p>
          </table:table-cell>
          <table:table-cell table:formula="of:=[.B21]+[.D21]" office:value-type="float" office:value="12.29">
            <text:p>12.29</text:p>
          </table:table-cell>
          <table:table-cell table:formula="of:=[.E21]+[.F20]" office:value-type="float" office:value="444.9">
            <text:p>444.9</text:p>
          </table:table-cell>
          <table:table-cell office:value-type="float" office:value="645">
            <text:p>645</text:p>
          </table:table-cell>
          <table:table-cell table:formula="of:=[.G21]-[.F21]" office:value-type="float" office:value="200.1">
            <text:p>200.1</text:p>
          </table:table-cell>
          <table:table-cell office:value-type="float" office:value="200.225978125505">
            <text:p>200.23</text:p>
          </table:table-cell>
        </table:table-row>
        <table:table-row table:style-name="ro1">
          <table:table-cell office:value-type="string">
            <text:p>Fret 21</text:p>
          </table:table-cell>
          <table:table-cell office:value-type="float" office:value="8.86">
            <text:p>8.86</text:p>
          </table:table-cell>
          <table:table-cell/>
          <table:table-cell office:value-type="float" office:value="2.77">
            <text:p>2.77</text:p>
          </table:table-cell>
          <table:table-cell table:formula="of:=[.B22]+[.D22]" office:value-type="float" office:value="11.63">
            <text:p>11.63</text:p>
          </table:table-cell>
          <table:table-cell table:formula="of:=[.E22]+[.F21]" office:value-type="float" office:value="456.53">
            <text:p>456.53</text:p>
          </table:table-cell>
          <table:table-cell office:value-type="float" office:value="645">
            <text:p>645</text:p>
          </table:table-cell>
          <table:table-cell table:formula="of:=[.G22]-[.F22]" office:value-type="float" office:value="188.47">
            <text:p>188.47</text:p>
          </table:table-cell>
          <table:table-cell office:value-type="float" office:value="188.988157484231">
            <text:p>188.99</text:p>
          </table:table-cell>
        </table:table-row>
        <table:table-row table:style-name="ro1">
          <table:table-cell office:value-type="string">
            <text:p>Fret 22</text:p>
          </table:table-cell>
          <table:table-cell office:value-type="float" office:value="8.15">
            <text:p>8.15</text:p>
          </table:table-cell>
          <table:table-cell/>
          <table:table-cell office:value-type="float" office:value="2.77">
            <text:p>2.77</text:p>
          </table:table-cell>
          <table:table-cell table:formula="of:=[.B23]+[.D23]" office:value-type="float" office:value="10.92">
            <text:p>10.92</text:p>
          </table:table-cell>
          <table:table-cell table:formula="of:=[.E23]+[.F22]" office:value-type="float" office:value="467.45">
            <text:p>467.45</text:p>
          </table:table-cell>
          <table:table-cell office:value-type="float" office:value="645">
            <text:p>645</text:p>
          </table:table-cell>
          <table:table-cell table:formula="of:=[.G23]-[.F23]" office:value-type="float" office:value="177.55">
            <text:p>177.55</text:p>
          </table:table-cell>
          <table:table-cell office:value-type="float" office:value="178.381067250408">
            <text:p>178.38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68.369307246406">
            <text:p>168.37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58.919464153894">
            <text:p>158.92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50">
            <text:p>150</text:p>
          </table:table-cell>
        </table:table-row>
      </table:table>
      <table:database-ranges>
        <table:database-range table:target-range-address="'Making of Spacing'.C2:'Making of Spacing'.C1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5">15/05/2010</text:date>, <text:time>21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3T18:47:25</meta:creation-date>
    <dc:date>2010-05-15T21:30:58</dc:date>
    <meta:editing-duration>PT00H13M58S</meta:editing-duration>
    <meta:editing-cycles>3</meta:editing-cycles>
    <meta:generator>OpenOffice.org/3.2$Unix OpenOffice.org_project/320m12$Build-9483</meta:generator>
    <meta:document-statistic meta:table-count="3" meta:cell-count="783" meta:object-count="0"/>
    <meta:user-defined meta:name="qrichtext">1</meta:user-defined>
  </office:meta>
</office:document-meta>
</file>